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ato" svg:font-family="Lato"/>
    <style:font-face style:name="Open Sans" svg:font-family="'Open Sans', sans-serif"/>
    <style:font-face style:name="SFMono-Regular" svg:font-family="SFMono-Regular, Menlo, Monaco, Consolas, 'Liberation Mono', 'Courier New',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weight="bold" officeooo:rsid="000daf16" officeooo:paragraph-rsid="000daf16" style:font-size-asian="28pt" style:font-weight-asian="bold" style:font-size-complex="28pt" style:font-weight-complex="bold"/>
    </style:style>
    <style:style style:name="P2" style:family="paragraph" style:parent-style-name="Standard">
      <style:text-properties officeooo:rsid="000f3e8a" officeooo:paragraph-rsid="000f3e8a"/>
    </style:style>
    <style:style style:name="P3" style:family="paragraph" style:parent-style-name="Standard">
      <style:text-properties fo:font-variant="normal" fo:text-transform="none" fo:color="#000000" style:font-name="Liberation Serif" fo:font-size="16pt" fo:letter-spacing="0.026cm" fo:font-style="normal" fo:font-weight="normal" officeooo:rsid="000f3e8a" officeooo:paragraph-rsid="000f3e8a" style:font-size-asian="16pt" style:font-weight-asian="normal" style:font-size-complex="16pt" style:font-weight-complex="normal"/>
    </style:style>
    <style:style style:name="P4" style:family="paragraph" style:parent-style-name="Text_20_body">
      <style:text-properties fo:color="#000000" style:font-name="Liberation Serif" fo:font-size="16pt" fo:font-weight="normal" officeooo:rsid="000f3e8a" officeooo:paragraph-rsid="000f3e8a" style:font-size-asian="16pt" style:font-weight-asian="normal" style:font-size-complex="16pt" style:font-weight-complex="normal"/>
    </style:style>
    <style:style style:name="P5"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000000" style:font-name="Liberation Serif" fo:font-size="16pt" fo:letter-spacing="0.026cm" fo:font-style="normal" fo:font-weight="normal" style:font-size-asian="16pt" style:font-size-complex="16pt"/>
    </style:style>
    <style:style style:name="P6"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000000" style:font-name="Liberation Serif" fo:font-size="14pt" fo:letter-spacing="0.026cm" fo:font-style="normal" fo:font-weight="normal" style:font-size-asian="14pt" style:font-size-complex="14pt"/>
    </style:style>
    <style:style style:name="P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0.026cm" fo:font-style="normal" fo:font-weight="normal" officeooo:rsid="00273793" officeooo:paragraph-rsid="00273793" style:font-size-asian="12.25pt" style:font-weight-asian="normal" style:font-size-complex="14pt" style:font-weight-complex="normal"/>
    </style:style>
    <style:style style:name="P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0.026cm" fo:font-style="normal" fo:font-weight="normal" officeooo:rsid="002ec0c3" officeooo:paragraph-rsid="002ec0c3" style:font-size-asian="12.25pt" style:font-weight-asian="normal" style:font-size-complex="14pt" style:font-weight-complex="normal"/>
    </style:style>
    <style:style style:name="P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0.026cm" fo:font-style="normal" fo:font-weight="normal" officeooo:rsid="00356f3d" officeooo:paragraph-rsid="00356f3d" style:font-size-asian="12.25pt" style:font-weight-asian="normal" style:font-size-complex="14pt" style:font-weight-complex="normal"/>
    </style:style>
    <style:style style:name="P1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0.026cm" fo:font-style="normal" fo:font-weight="normal" officeooo:rsid="00356f3d" officeooo:paragraph-rsid="00366bed" style:font-size-asian="12.25pt" style:font-weight-asian="normal" style:font-size-complex="14pt" style:font-weight-complex="normal"/>
    </style:style>
    <style:style style:name="P11"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000000" style:font-name="Liberation Serif" fo:font-size="18pt" fo:letter-spacing="0.026cm" fo:font-style="normal" fo:font-weight="bold" officeooo:rsid="00238eef" officeooo:paragraph-rsid="00238eef" style:font-size-asian="18pt" style:font-weight-asian="bold" style:font-size-complex="18pt" style:font-weight-complex="bold"/>
    </style:style>
    <style:style style:name="P1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8pt" fo:letter-spacing="0.026cm" fo:font-style="normal" fo:font-weight="normal" officeooo:rsid="00366bed" officeooo:paragraph-rsid="00366bed" style:font-size-asian="15.75pt" style:font-weight-asian="normal" style:font-size-complex="18pt" style:font-weight-complex="normal"/>
    </style:style>
    <style:style style:name="P1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8pt" fo:letter-spacing="0.026cm" fo:font-style="normal" fo:font-weight="normal" officeooo:rsid="003d6542" officeooo:paragraph-rsid="003d6542" style:font-size-asian="15.75pt" style:font-weight-asian="normal" style:font-size-complex="18pt" style:font-weight-complex="normal"/>
    </style:style>
    <style:style style:name="P1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8pt" fo:letter-spacing="0.026cm" fo:font-style="normal" fo:font-weight="normal" officeooo:rsid="003e202d" officeooo:paragraph-rsid="003e202d" style:font-size-asian="15.75pt" style:font-weight-asian="normal" style:font-size-complex="18pt" style:font-weight-complex="normal"/>
    </style:style>
    <style:style style:name="P15"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000000" style:font-name="Liberation Serif" fo:font-size="18pt" fo:letter-spacing="0.026cm" fo:font-style="normal" fo:font-weight="normal" officeooo:rsid="003e202d" officeooo:paragraph-rsid="00405c34" style:font-size-asian="15.75pt" style:font-weight-asian="normal" style:font-size-complex="18pt" style:font-weight-complex="normal"/>
    </style:style>
    <style:style style:name="P1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8pt" fo:letter-spacing="0.026cm" fo:font-style="normal" fo:font-weight="normal" officeooo:rsid="00405c34" officeooo:paragraph-rsid="00405c34" style:font-size-asian="15.75pt" style:font-weight-asian="normal" style:font-size-complex="18pt" style:font-weight-complex="normal"/>
    </style:style>
    <style:style style:name="P17"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000000" style:font-name="Liberation Serif" fo:font-size="18pt" fo:letter-spacing="0.026cm" fo:font-style="normal" fo:font-weight="normal" officeooo:rsid="00405c34" officeooo:paragraph-rsid="00457b62" style:font-size-asian="15.75pt" style:font-weight-asian="normal" style:font-size-complex="18pt" style:font-weight-complex="normal"/>
    </style:style>
    <style:style style:name="P1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8pt" fo:letter-spacing="0.026cm" fo:font-style="normal" fo:font-weight="normal" officeooo:rsid="00457b62" officeooo:paragraph-rsid="00457b62" style:font-size-asian="15.75pt" style:font-weight-asian="normal" style:font-size-complex="18pt" style:font-weight-complex="normal"/>
    </style:style>
    <style:style style:name="P1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8pt" fo:letter-spacing="0.026cm" fo:font-style="normal" fo:font-weight="normal" officeooo:rsid="004696f5" officeooo:paragraph-rsid="004696f5" style:font-size-asian="15.75pt" style:font-weight-asian="normal" style:font-size-complex="18pt" style:font-weight-complex="normal"/>
    </style:style>
    <style:style style:name="P2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8pt" fo:letter-spacing="0.026cm" fo:font-style="normal" fo:font-weight="normal" officeooo:rsid="0052fdf5" officeooo:paragraph-rsid="0052fdf5" style:font-size-asian="15.75pt" style:font-weight-asian="normal" style:font-size-complex="18pt" style:font-weight-complex="normal"/>
    </style:style>
    <style:style style:name="P2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8pt" fo:letter-spacing="0.026cm" fo:font-style="normal" fo:font-weight="normal" officeooo:rsid="0052fdf5" officeooo:paragraph-rsid="00538470" style:font-size-asian="15.75pt" style:font-weight-asian="normal" style:font-size-complex="18pt" style:font-weight-complex="normal"/>
    </style:style>
    <style:style style:name="P22"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000000" style:font-name="Liberation Serif" fo:font-size="28pt" fo:letter-spacing="0.026cm" fo:font-style="normal" fo:font-weight="bold" officeooo:rsid="00366bed" officeooo:paragraph-rsid="00366bed" style:font-size-asian="28pt" style:font-weight-asian="bold" style:font-size-complex="28pt" style:font-weight-complex="bold"/>
    </style:style>
    <style:style style:name="P23" style:family="paragraph" style:parent-style-name="Text_20_body">
      <style:paragraph-properties fo:margin-left="0cm" fo:margin-right="0cm" fo:margin-top="0cm" fo:margin-bottom="0.265cm" loext:contextual-spacing="false" fo:orphans="2" fo:widows="2" fo:text-indent="0cm" style:auto-text-indent="false" fo:padding="0cm" fo:border="none"/>
    </style:style>
    <style:style style:name="P2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size="14pt" fo:font-weight="normal" officeooo:rsid="0024e577" officeooo:paragraph-rsid="0024e577" style:font-size-asian="12.25pt" style:font-weight-asian="normal" style:font-size-complex="14pt" style:font-weight-complex="normal"/>
    </style:style>
    <style:style style:name="P2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officeooo:paragraph-rsid="003c7147"/>
    </style:style>
    <style:style style:name="P26" style:family="paragraph" style:parent-style-name="Preformatted_20_Text">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DejaVu Sans Mono" fo:font-size="10.5pt" fo:letter-spacing="0.026cm" fo:font-style="normal" fo:font-weight="normal" officeooo:rsid="00273793" officeooo:paragraph-rsid="00273793" style:font-size-asian="12.25pt" style:font-weight-asian="normal" style:font-size-complex="14pt" style:font-weight-complex="normal"/>
    </style:style>
    <style:style style:name="P27" style:family="paragraph" style:parent-style-name="Preformatted_20_Text">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8pt" fo:letter-spacing="0.026cm" fo:font-style="normal" fo:font-weight="normal" officeooo:rsid="0052fdf5" officeooo:paragraph-rsid="0052fdf5" style:font-size-asian="15.75pt" style:font-weight-asian="normal" style:font-size-complex="18pt" style:font-weight-complex="normal"/>
    </style:style>
    <style:style style:name="P28" style:family="paragraph" style:parent-style-name="Preformatted_20_Text">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b2" style:font-name="DejaVu Sans Mono" fo:font-size="10.5pt" fo:letter-spacing="0.026cm" fo:font-style="normal" fo:font-weight="normal" officeooo:rsid="002ec0c3" officeooo:paragraph-rsid="002ec0c3" style:font-size-asian="12.25pt" style:font-weight-asian="normal" style:font-size-complex="14pt" style:font-weight-complex="normal"/>
    </style:style>
    <style:style style:name="P29" style:family="paragraph" style:parent-style-name="Heading_20_3">
      <style:text-properties fo:font-variant="normal" fo:text-transform="none" fo:color="#2d3e52" style:font-name="Lato" fo:font-size="18pt" fo:letter-spacing="0.026cm" fo:font-style="normal" style:text-underline-style="solid" style:text-underline-width="auto" style:text-underline-color="font-color" fo:font-weight="bold"/>
    </style:style>
    <style:style style:name="P30" style:family="paragraph" style:parent-style-name="Preformatted_20_Text">
      <style:paragraph-properties fo:margin-top="0cm" fo:margin-bottom="0.499cm" loext:contextual-spacing="false"/>
      <style:text-properties fo:color="#000000"/>
    </style:style>
    <style:style style:name="P31" style:family="paragraph" style:parent-style-name="Preformatted_20_Text">
      <style:paragraph-properties fo:margin-top="0cm" fo:margin-bottom="0.499cm" loext:contextual-spacing="false"/>
      <style:text-properties fo:color="#000000" style:font-name="DejaVu Sans Mono" fo:font-size="10.5pt" officeooo:paragraph-rsid="002bc0b4"/>
    </style:style>
    <style:style style:name="P32" style:family="paragraph" style:parent-style-name="Preformatted_20_Text">
      <style:text-properties fo:color="#000000"/>
    </style:style>
    <style:style style:name="P33" style:family="paragraph" style:parent-style-name="Preformatted_20_Text">
      <style:text-properties fo:color="#000000" style:font-name="DejaVu Sans Mono" fo:font-size="10.5pt"/>
    </style:style>
    <style:style style:name="P34" style:family="paragraph" style:parent-style-name="Preformatted_20_Text">
      <style:text-properties fo:color="#808080"/>
    </style:style>
    <style:style style:name="P35" style:family="paragraph" style:parent-style-name="Preformatted_20_Text">
      <style:paragraph-properties fo:margin-top="0cm" fo:margin-bottom="0.247cm" loext:contextual-spacing="false" fo:text-align="start" style:justify-single-word="false" fo:orphans="2" fo:widows="2"/>
    </style:style>
    <style:style style:name="P36" style:family="paragraph" style:parent-style-name="Text_20_body" style:list-style-name="L1">
      <style:paragraph-properties fo:margin-top="0cm" fo:margin-bottom="0.265cm" loext:contextual-spacing="false" fo:text-align="start" style:justify-single-word="false" fo:orphans="2" fo:widows="2" fo:padding="0cm" fo:border="none"/>
    </style:style>
    <style:style style:name="P37"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000000" style:font-name="Liberation Serif" fo:font-size="26pt" fo:letter-spacing="0.026cm" fo:font-style="normal" fo:font-weight="bold" officeooo:rsid="00538470" officeooo:paragraph-rsid="00538470" style:font-size-asian="26pt" style:font-weight-asian="bold" style:font-size-complex="26pt" style:font-weight-complex="bold"/>
    </style:style>
    <style:style style:name="P3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8pt" fo:letter-spacing="0.026cm" fo:font-style="normal" fo:font-weight="normal" officeooo:rsid="0059eb0f" officeooo:paragraph-rsid="0059eb0f" style:font-size-asian="15.75pt" style:font-weight-asian="normal" style:font-size-complex="18pt" style:font-weight-complex="normal"/>
    </style:style>
    <style:style style:name="P39"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000000" style:font-name="Liberation Serif" fo:font-size="18pt" fo:letter-spacing="0.026cm" fo:font-style="normal" fo:font-weight="normal" officeooo:rsid="0059eb0f" officeooo:paragraph-rsid="0059eb0f" style:font-size-asian="15.75pt" style:font-weight-asian="normal" style:font-size-complex="18pt" style:font-weight-complex="normal"/>
    </style:style>
    <style:style style:name="P40"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style>
    <style:style style:name="P41"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82f33" style:font-name="Open Sans" fo:font-size="11.25pt" fo:letter-spacing="normal" fo:font-style="normal" fo:font-weight="normal"/>
    </style:style>
    <style:style style:name="P42"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82f33" fo:letter-spacing="normal"/>
    </style:style>
    <style:style style:name="T1" style:family="text">
      <style:text-properties fo:font-variant="normal" fo:text-transform="none" fo:letter-spacing="0.026cm" fo:font-style="normal"/>
    </style:style>
    <style:style style:name="T2" style:family="text">
      <style:text-properties fo:font-variant="normal" fo:text-transform="none" fo:letter-spacing="0.026cm" fo:font-style="normal" fo:font-weight="bold" loext:padding="0cm" loext:border="none"/>
    </style:style>
    <style:style style:name="T3" style:family="text">
      <style:text-properties fo:font-variant="normal" fo:text-transform="none" fo:color="#000000" style:font-name="Liberation Serif" fo:font-size="14pt" fo:letter-spacing="0.026cm" fo:font-style="normal" fo:font-weight="bold" style:font-size-asian="14pt" style:font-size-complex="14pt" loext:padding="0cm" loext:border="none"/>
    </style:style>
    <style:style style:name="T4" style:family="text">
      <style:text-properties fo:font-variant="normal" fo:text-transform="none" fo:color="#000000" style:font-name="Liberation Serif" fo:font-size="14pt" fo:letter-spacing="0.026cm" fo:font-style="normal" fo:font-weight="bold" style:font-size-asian="14pt" style:font-weight-asian="bold" style:font-size-complex="14pt" style:font-weight-complex="bold"/>
    </style:style>
    <style:style style:name="T5" style:family="text">
      <style:text-properties fo:font-variant="normal" fo:text-transform="none" fo:color="#000000" style:font-name="Liberation Serif" fo:font-size="14pt" fo:letter-spacing="0.026cm" fo:font-style="normal" fo:font-weight="bold" style:font-size-asian="14pt" style:font-weight-asian="bold" style:font-size-complex="14pt" style:font-weight-complex="bold" loext:padding="0cm" loext:border="none"/>
    </style:style>
    <style:style style:name="T6" style:family="text">
      <style:text-properties fo:font-variant="normal" fo:text-transform="none" fo:color="#000000" style:font-name="Liberation Serif" fo:font-size="14pt" fo:letter-spacing="0.026cm" fo:font-style="normal" fo:font-weight="normal" style:font-size-asian="14pt" style:font-weight-asian="normal" style:font-size-complex="14pt" style:font-weight-complex="normal"/>
    </style:style>
    <style:style style:name="T7" style:family="text">
      <style:text-properties fo:font-variant="normal" fo:text-transform="none" fo:color="#000000" style:font-name="Liberation Serif" fo:letter-spacing="0.026cm" fo:font-style="normal"/>
    </style:style>
    <style:style style:name="T8" style:family="text">
      <style:text-properties fo:font-variant="normal" fo:text-transform="none" fo:color="#000000" style:font-name="Liberation Serif" fo:font-size="18pt" fo:letter-spacing="0.026cm" fo:font-style="normal" fo:font-weight="normal" officeooo:rsid="00366bed" style:font-size-asian="15.75pt" style:font-weight-asian="normal" style:font-size-complex="18pt" style:font-weight-complex="normal"/>
    </style:style>
    <style:style style:name="T9" style:family="text">
      <style:text-properties fo:font-variant="normal" fo:text-transform="none" fo:color="#282f33" style:font-name="SFMono-Regular" fo:font-size="9.75pt" fo:letter-spacing="normal" fo:font-style="normal" fo:font-weight="normal"/>
    </style:style>
    <style:style style:name="T10" style:family="text">
      <style:text-properties fo:font-variant="normal" fo:text-transform="none" fo:color="#282f33" fo:letter-spacing="normal"/>
    </style:style>
    <style:style style:name="T11" style:family="text">
      <style:text-properties fo:font-variant="normal" fo:text-transform="none" fo:color="#282f33" style:font-name="Open Sans" fo:font-size="11.25pt" fo:letter-spacing="normal" fo:font-style="normal" fo:font-weight="bold"/>
    </style:style>
    <style:style style:name="T12" style:family="text">
      <style:text-properties fo:font-variant="normal" fo:text-transform="none" fo:color="#282f33" style:font-name="Open Sans" fo:font-size="11.25pt" fo:letter-spacing="normal" fo:font-style="normal" fo:font-weight="normal"/>
    </style:style>
    <style:style style:name="T13" style:family="text">
      <style:text-properties fo:color="#0000b2"/>
    </style:style>
    <style:style style:name="T14" style:family="text">
      <style:text-properties fo:color="#008080" fo:font-weight="bold"/>
    </style:style>
    <style:style style:name="T15" style:family="text">
      <style:text-properties fo:color="#008080" fo:font-weight="bold" officeooo:rsid="002bc0b4"/>
    </style:style>
    <style:style style:name="T16" style:family="text">
      <style:text-properties fo:color="#008080" style:font-name="DejaVu Sans Mono" fo:font-size="10.5pt" fo:font-weight="bold"/>
    </style:style>
    <style:style style:name="T17" style:family="text">
      <style:text-properties fo:color="#000080" fo:font-weight="bold"/>
    </style:style>
    <style:style style:name="T18" style:family="text">
      <style:text-properties fo:color="#000080" style:font-name="DejaVu Sans Mono" fo:font-size="10.5pt"/>
    </style:style>
    <style:style style:name="T19" style:family="text">
      <style:text-properties fo:color="#000080" style:font-name="DejaVu Sans Mono" fo:font-size="10.5pt" fo:font-weight="bold"/>
    </style:style>
    <style:style style:name="T20" style:family="text">
      <style:text-properties fo:color="#94558d"/>
    </style:style>
    <style:style style:name="T21" style:family="text">
      <style:text-properties fo:color="#94558d" style:font-name="DejaVu Sans Mono" fo:font-size="10.5pt"/>
    </style:style>
    <style:style style:name="T22" style:family="text">
      <style:text-properties style:font-name="DejaVu Sans Mono" fo:font-size="10.5pt"/>
    </style:style>
    <style:style style:name="T23" style:family="text">
      <style:text-properties style:font-name="DejaVu Sans Mono" fo:font-size="10.5pt" fo:font-style="italic"/>
    </style:style>
    <style:style style:name="T24" style:family="text">
      <style:text-properties fo:color="#808080"/>
    </style:style>
    <style:style style:name="T25" style:family="text">
      <style:text-properties fo:color="#808080" style:font-name="DejaVu Sans Mono" fo:font-size="10.5pt" fo:font-style="italic"/>
    </style:style>
    <style:style style:name="T26" style:family="text">
      <style:text-properties fo:color="#660099"/>
    </style:style>
    <style:style style:name="T27" style:family="text">
      <style:text-properties fo:color="#660099" officeooo:rsid="002bc0b4"/>
    </style:style>
    <style:style style:name="T28" style:family="text">
      <style:text-properties fo:font-size="28pt" fo:font-weight="bold" officeooo:rsid="003c7147" style:font-size-asian="28pt" style:font-weight-asian="bold" style:font-size-complex="28pt" style:font-weight-complex="bold"/>
    </style:style>
    <style:style style:name="T29" style:family="text">
      <style:text-properties fo:font-size="28pt" fo:font-weight="bold" officeooo:rsid="00405c34" style:font-size-asian="28pt" style:font-weight-asian="bold" style:font-size-complex="28pt" style:font-weight-complex="bold"/>
    </style:style>
    <style:style style:name="T30" style:family="text">
      <style:text-properties fo:font-size="28pt" fo:font-weight="bold" officeooo:rsid="00457b62" style:font-size-asian="28pt" style:font-weight-asian="bold" style:font-size-complex="28pt" style:font-weight-complex="bold"/>
    </style:style>
    <style:style style:name="T31" style:family="text">
      <style:text-properties fo:color="#282f33" style:font-name="SFMono-Regular" fo:font-size="9.75pt" fo:letter-spacing="normal"/>
    </style:style>
    <style:style style:name="T32" style:family="text">
      <style:text-properties fo:color="#282f33" fo:letter-spacing="normal"/>
    </style:style>
    <style:style style:name="T33" style:family="text">
      <style:text-properties fo:color="#282f33" style:font-name="Open Sans" fo:font-size="11.25pt" fo:letter-spacing="normal" fo:font-weight="bold"/>
    </style:style>
    <style:style style:name="T34" style:family="text">
      <style:text-properties fo:font-weight="bold" style:font-weight-asian="bold" style:font-weight-complex="bold"/>
    </style:style>
    <style:style style:name="T35" style:family="text">
      <style:text-properties style:font-name="Open Sans" fo:font-size="11.25pt" fo:font-style="normal" fo:font-weight="normal"/>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ttrs And SearchView</text:p>
      <text:p text:style-name="P1"/>
      <text:h text:style-name="P29" text:outline-level="3">Attrs in OpenERP/Odoo</text:h>
      <text:p text:style-name="P2"><text:a xlink:type="simple" xlink:href="https://www.serpentcs.com/serpentcs-attrs-in-openerp-odoo-254" text:style-name="Internet_20_link" text:visited-style-name="Visited_20_Internet_20_Link">https://www.serpentcs.com/serpentcs-attrs-in-openerp-odoo-254</text:a></text:p>
      <text:p text:style-name="P2"/>
      <text:p text:style-name="P3">The attrs is an element in OpenERP which is responsible to alter the attributes of a field, not the value. The 'attrs' attribute can be used to dynamically change the attributes of view components based on the value of other fields. Buttons in OpenERP use states attribute for dynamic visibility, they too can be used with attrs. It can be used on field, page, group, button and notebook tags. Remember, there is no RPC call ever made because this is a pure client side attribute at view level.</text:p>
      <text:p text:style-name="P4"><text:span text:style-name="T1">The structure of ' </text:span><text:span text:style-name="Strong_20_Emphasis"><text:span text:style-name="T2">attrs</text:span></text:span><text:span text:style-name="T1">' is a dictionary carrying the key as the client attribute and value as a set of domain(s),the keys could be:</text:span></text:p>
      <text:list xml:id="list2210634391551226590" text:style-name="L1">
        <text:list-item>
          <text:p text:style-name="P36"><text:span text:style-name="Strong_20_Emphasis"><text:span text:style-name="T3">readonly</text:span></text:span></text:p>
        </text:list-item>
        <text:list-item>
          <text:p text:style-name="P36"><text:span text:style-name="Strong_20_Emphasis"><text:span text:style-name="T3">invisible</text:span></text:span></text:p>
        </text:list-item>
        <text:list-item>
          <text:p text:style-name="P36"><text:span text:style-name="Strong_20_Emphasis"><text:span text:style-name="T3">required</text:span></text:span></text:p>
        </text:list-item>
      </text:list>
      <text:p text:style-name="P5">Structure : attrs="{'attribute':Domain which is if true, the element will wear the new property 'attribute'}" Syntax of attrs : &lt;field name="value_amount"</text:p>
      <text:p text:style-name="P23"><text:span text:style-name="Strong_20_Emphasis"><text:span text:style-name="T3">attrs="{'readonly':[('value','=','balance')],  'invisible': ['|',('service','in',['OpenERP Support','OpenERP Training']),('company','=','SerpentCS')]}"</text:span></text:span></text:p>
      <text:p text:style-name="P6">Result : If the domains are satisfied, the field 'value_amount' will be readonly in 1st case and will be hidden on 2nd case.</text:p>
      <text:p text:style-name="P23"><text:span text:style-name="T6">&lt;field name="tax_code_root_id" </text:span><text:span text:style-name="Strong_20_Emphasis"><text:span text:style-name="T5">attrs="{'required': [('parent_id', '=', False)]}"</text:span></text:span><text:span text:style-name="T6">/&gt;</text:span></text:p>
      <text:p text:style-name="P23"><text:span text:style-name="T4"> You can use any domains here but make sure there will be no server side calls made. So better to be limited at view level. Attrs is reflected at view level per record, and hence that can </text:span><text:span text:style-name="Strong_20_Emphasis"><text:span text:style-name="T5">never</text:span></text:span><text:span text:style-name="T4"> be applied at List view/ Tree view level</text:span></text:p>
      <text:p text:style-name="P11"><text:soft-page-break/>Filter And Domain</text:p>
      <text:p text:style-name="P24"><text:a xlink:type="simple" xlink:href="http://www.erpish.com/odoo/how-to-use-domains-to-filter-data-records-in-odoo/" text:style-name="Internet_20_link" text:visited-style-name="Visited_20_Internet_20_Link">http://www.erpish.com/odoo/how-to-use-domains-to-filter-data-records-in-odoo/</text:a><text:span text:style-name="T7"> </text:span></text:p>
      <text:p text:style-name="P7">If your field is readonly and computed by onchange and if you need to store that read only value inside the database then at that time you can store it first onchage method is called like this </text:p>
      <text:p text:style-name="P26">quantity = fields.Integer(<text:span text:style-name="T26">string</text:span>=<text:span text:style-name="T14">"Quantity"</text:span>, <text:span text:style-name="T26">help</text:span>=<text:span text:style-name="T14">"Total Quantity of mobile"</text:span>)</text:p>
      <text:p text:style-name="P33">price = fields.Float(<text:span text:style-name="T26">string</text:span>=<text:span text:style-name="T14">"Price"</text:span>, <text:span text:style-name="T26">help</text:span>=<text:span text:style-name="T14">"Price is Only one product"</text:span>)</text:p>
      <text:p text:style-name="P33"/>
      <text:p text:style-name="P31">total_price = fields.Integer(<text:span text:style-name="T26">string</text:span>=<text:span text:style-name="T14">"Total Price"</text:span>, <text:span text:style-name="T27">readonly</text:span>=<text:span text:style-name="T15">True</text:span>, <text:span text:style-name="T26">help</text:span>=<text:span text:style-name="T14">"Total price of product (quantity * price)"</text:span>)</text:p>
      <text:p text:style-name="P26"><text:span text:style-name="T13">@api.onchange</text:span>(<text:span text:style-name="T14">'quantity'</text:span>, <text:span text:style-name="T14">'price'</text:span>)</text:p>
      <text:p text:style-name="P33"><text:span text:style-name="T17">def </text:span>onchange_total_price(<text:span text:style-name="T20">self</text:span>):</text:p>
      <text:p text:style-name="P32"><text:s text:c="4"/><text:span text:style-name="T25">"""</text:span></text:p>
      <text:p text:style-name="P34"><text:s text:c="8"/><text:span text:style-name="T23">@Func :- It will calculate the quantity * price and store value inside the total_price.</text:span></text:p>
      <text:p text:style-name="P34"><text:s text:c="8"/><text:span text:style-name="T23">@Param :- the values contain multiple values (key:value pair) and it's type is dict</text:span></text:p>
      <text:p text:style-name="P34"><text:s text:c="4"/><text:span text:style-name="T23">"""</text:span></text:p>
      <text:p text:style-name="P30"><text:span text:style-name="T24"><text:s text:c="4"/></text:span><text:span text:style-name="T21">self</text:span><text:span text:style-name="T22">.total_price = </text:span><text:span text:style-name="T18">int</text:span><text:span text:style-name="T22">(</text:span><text:span text:style-name="T21">self</text:span><text:span text:style-name="T22">.quantity * </text:span><text:span text:style-name="T21">self</text:span><text:span text:style-name="T22">.price)</text:span></text:p>
      <text:p text:style-name="P8">then after update your dictionary inside create method before calle super method</text:p>
      <text:p text:style-name="P28">@api.model</text:p>
      <text:p text:style-name="P33"><text:span text:style-name="T17">def </text:span>create(<text:span text:style-name="T20">self</text:span>, values):</text:p>
      <text:p text:style-name="P32"><text:s text:c="4"/><text:span text:style-name="T25">"""</text:span></text:p>
      <text:p text:style-name="P34"><text:s text:c="4"/><text:span text:style-name="T23">@Func :- It is create the new record and insert in database without duplication</text:span></text:p>
      <text:p text:style-name="P34"><text:s text:c="4"/><text:span text:style-name="T23">@Param :- the values contain multiple values (key:value pair) and it's type is dict</text:span></text:p>
      <text:p text:style-name="P34"><text:s text:c="4"/><text:span text:style-name="T23">@Return :- it will return the resource object</text:span></text:p>
      <text:p text:style-name="P34"><text:s text:c="4"/><text:span text:style-name="T23">"""</text:span></text:p>
      <text:p text:style-name="P32"><text:span text:style-name="T24"><text:s text:c="4"/></text:span><text:span text:style-name="T21">self</text:span><text:span text:style-name="T22">.check_product_name(values.get(</text:span><text:span text:style-name="T16">'name'</text:span><text:span text:style-name="T22">))</text:span><text:span text:style-name="T25"> values.update({'total_price':self.env['mobile.ept'].browse(int(values.get('quantity')*values.get('price')))})</text:span></text:p>
      <text:p text:style-name="P32"/>
      <text:p text:style-name="P32"><text:span text:style-name="T24"><text:s text:c="4"/></text:span><text:span text:style-name="T22">res = </text:span><text:span text:style-name="T18">super</text:span><text:span text:style-name="T22">(MobileProduct, </text:span><text:span text:style-name="T21">self</text:span><text:span text:style-name="T22">).create(values)</text:span></text:p>
      <text:p text:style-name="P30"><text:s text:c="4"/><text:span text:style-name="T19">return </text:span><text:span text:style-name="T22">res</text:span></text:p>
      <text:p text:style-name="P9"><text:a xlink:type="simple" xlink:href="https://bharatrdevnani.wordpress.com/2016/02/04/readonly-attributes-onchange-odoo/" text:style-name="Internet_20_link" text:visited-style-name="Visited_20_Internet_20_Link">https://bharatrdevnani.wordpress.com/2016/02/04/readonly-attributes-onchange-odoo/</text:a> </text:p>
      <text:p text:style-name="P9"/>
      <text:p text:style-name="P10"><text:tab/><text:tab/><text:tab/><text:tab/><text:tab/></text:p>
      <text:p text:style-name="P22"><text:soft-page-break/>Widgets</text:p>
      <text:p text:style-name="P12"><text:a xlink:type="simple" xlink:href="https://www.cybrosys.com/blog/widgets-in-odoo" text:style-name="Internet_20_link" text:visited-style-name="Visited_20_Internet_20_Link">https://www.cybrosys.com/blog/widgets-in-odoo</text:a> </text:p>
      <text:p text:style-name="P25"><text:span text:style-name="T8"><text:tab/><text:tab/><text:tab/></text:span><text:span text:style-name="T28">model &amp; view Inheritance </text:span></text:p>
      <text:p text:style-name="P13"><text:a xlink:type="simple" xlink:href="https://www.youtube.com/watch?v=-Q1G8_F4Cuk" text:style-name="Internet_20_link" text:visited-style-name="Visited_20_Internet_20_Link">https://www.youtube.com/watch?v=-Q1G8_F4Cuk</text:a> </text:p>
      <text:p text:style-name="P13"><text:a xlink:type="simple" xlink:href="https://www.youtube.com/watch?v=t2dfXNSEbvY" text:style-name="Internet_20_link" text:visited-style-name="Visited_20_Internet_20_Link">https://www.youtube.com/watch?v=t2dfXNSEbvY</text:a> </text:p>
      <text:p text:style-name="P14"><text:a xlink:type="simple" xlink:href="http://learnopenerp.blogspot.com/2018/01/inheritance-in-models-and-views.html" text:style-name="Internet_20_link" text:visited-style-name="Visited_20_Internet_20_Link">http://learnopenerp.blogspot.com/2018/01/inheritance-in-models-and-views.html</text:a> </text:p>
      <text:p text:style-name="P15"><text:span text:style-name="T29">Compute Method</text:span><text:span text:style-name="T28"> </text:span></text:p>
      <text:p text:style-name="P16"><text:a xlink:type="simple" xlink:href="https://aspalit10.wordpress.com/2014/11/25/compute-field-value-on-the-fly-in-odoo-8/" text:style-name="Internet_20_link" text:visited-style-name="Visited_20_Internet_20_Link">https://aspalit10.wordpress.com/2014/11/25/compute-field-value-on-the-fly-in-odoo-8/</text:a> </text:p>
      <text:p text:style-name="P17"><text:tab/><text:span text:style-name="T30">Image</text:span></text:p>
      <text:p text:style-name="P18"><text:a xlink:type="simple" xlink:href="https://www.odoo.yenthevg.com/saving-and-resizing-images-in-odoo-8/" text:style-name="Internet_20_link" text:visited-style-name="Visited_20_Internet_20_Link">https://www.odoo.yenthevg.com/saving-and-resizing-images-in-odoo-8/</text:a> </text:p>
      <text:p text:style-name="P18"><text:a xlink:type="simple" xlink:href="http://blog.odoobiz.com/2017/05/odoo-upload-binary-images-from-backend.html" text:style-name="Internet_20_link" text:visited-style-name="Visited_20_Internet_20_Link">http://blog.odoobiz.com/2017/05/odoo-upload-binary-images-from-backend.html</text:a> </text:p>
      <text:p text:style-name="P19"><text:a xlink:type="simple" xlink:href="https://stackoverflow.com/questions/43604451/how-to-create-and-show-image-in-odoo" text:style-name="Internet_20_link" text:visited-style-name="Visited_20_Internet_20_Link">https://stackoverflow.com/questions/43604451/how-to-create-and-show-image-in-odoo</text:a> </text:p>
      <text:p text:style-name="P20"><text:a xlink:type="simple" xlink:href="https://www.iwesabe.com/blog/how-to-set-default-image-for-binary-field-odoo" text:style-name="Internet_20_link" text:visited-style-name="Visited_20_Internet_20_Link">https://www.iwesabe.com/blog/how-to-set-default-image-for-binary-field-odoo</text:a> </text:p>
      <text:p text:style-name="P20"/>
      <text:p text:style-name="P21"><text:tab/><text:tab/><text:tab/><text:tab/><text:tab/></text:p>
      <text:p text:style-name="P21"/>
      <text:p text:style-name="P37"><text:soft-page-break/>Options in form view</text:p>
      <text:p text:style-name="P27"><text:span text:style-name="Source_20_Text"><text:span text:style-name="T32"><text:s/></text:span></text:span><text:span text:style-name="Source_20_Text"><text:span text:style-name="T31">&lt;rng:optional&gt;&lt;rng:attribute name="domain_filter"/&gt;&lt;/rng:optional&gt;</text:span></text:span></text:p>
      <text:p text:style-name="P35"><text:span text:style-name="Source_20_Text"><text:span text:style-name="T10"><text:s text:c="8"/></text:span></text:span><text:span text:style-name="Source_20_Text"><text:span text:style-name="T9">&lt;rng:optional&gt;&lt;rng:attribute name="attrs"/&gt;&lt;/rng:optional&gt;</text:span></text:span></text:p>
      <text:p text:style-name="P35"><text:span text:style-name="Source_20_Text"><text:span text:style-name="T10"><text:s text:c="8"/></text:span></text:span><text:span text:style-name="Source_20_Text"><text:span text:style-name="T9">&lt;rng:optional&gt;&lt;rng:attribute name="string"/&gt;&lt;/rng:optional&gt;</text:span></text:span></text:p>
      <text:p text:style-name="P35"><text:span text:style-name="Source_20_Text"><text:span text:style-name="T10"><text:s text:c="8"/></text:span></text:span><text:span text:style-name="Source_20_Text"><text:span text:style-name="T9">&lt;rng:optional&gt;&lt;rng:attribute name="completion"/&gt;&lt;/rng:optional&gt;</text:span></text:span></text:p>
      <text:p text:style-name="P35"><text:span text:style-name="Source_20_Text"><text:span text:style-name="T10"><text:s text:c="8"/></text:span></text:span><text:span text:style-name="Source_20_Text"><text:span text:style-name="T9">&lt;rng:optional&gt;&lt;rng:attribute name="width"/&gt;&lt;/rng:optional&gt;</text:span></text:span></text:p>
      <text:p text:style-name="P35"><text:span text:style-name="Source_20_Text"><text:span text:style-name="T10"><text:s text:c="8"/></text:span></text:span><text:span text:style-name="Source_20_Text"><text:span text:style-name="T9">&lt;rng:optional&gt;&lt;rng:attribute name="type"/&gt;&lt;/rng:optional&gt;</text:span></text:span></text:p>
      <text:p text:style-name="P35"><text:span text:style-name="Source_20_Text"><text:span text:style-name="T10"><text:s text:c="8"/></text:span></text:span><text:span text:style-name="Source_20_Text"><text:span text:style-name="T9">&lt;rng:optional&gt;&lt;rng:attribute name="ref"/&gt;&lt;/rng:optional&gt;</text:span></text:span></text:p>
      <text:p text:style-name="P35"><text:span text:style-name="Source_20_Text"><text:span text:style-name="T10"><text:s text:c="8"/></text:span></text:span><text:span text:style-name="Source_20_Text"><text:span text:style-name="T9">&lt;rng:optional&gt;&lt;rng:attribute name="eval"/&gt;&lt;/rng:optional&gt;</text:span></text:span></text:p>
      <text:p text:style-name="P35"><text:span text:style-name="Source_20_Text"><text:span text:style-name="T10"><text:s text:c="8"/></text:span></text:span><text:span text:style-name="Source_20_Text"><text:span text:style-name="T9">&lt;rng:optional&gt;&lt;rng:attribute name="search"/&gt;&lt;/rng:optional&gt;</text:span></text:span></text:p>
      <text:p text:style-name="P35"><text:span text:style-name="Source_20_Text"><text:span text:style-name="T10"><text:s text:c="8"/></text:span></text:span><text:span text:style-name="Source_20_Text"><text:span text:style-name="T9">&lt;rng:optional&gt;&lt;rng:attribute name="model"/&gt;&lt;/rng:optional&gt;</text:span></text:span></text:p>
      <text:p text:style-name="P35"><text:span text:style-name="Source_20_Text"><text:span text:style-name="T10"><text:s text:c="8"/></text:span></text:span><text:span text:style-name="Source_20_Text"><text:span text:style-name="T9">&lt;rng:optional&gt;&lt;rng:attribute name="use"/&gt;&lt;/rng:optional&gt;</text:span></text:span></text:p>
      <text:p text:style-name="P35"><text:span text:style-name="Source_20_Text"><text:span text:style-name="T10"><text:s text:c="8"/></text:span></text:span><text:span text:style-name="Source_20_Text"><text:span text:style-name="T9">&lt;rng:optional&gt;&lt;rng:attribute name="on_change"/&gt;&lt;/rng:optional&gt;</text:span></text:span></text:p>
      <text:p text:style-name="P35"><text:span text:style-name="Source_20_Text"><text:span text:style-name="T10"><text:s text:c="8"/></text:span></text:span><text:span text:style-name="Source_20_Text"><text:span text:style-name="T9">&lt;rng:optional&gt;&lt;rng:attribute name="domain"/&gt;&lt;/rng:optional&gt;</text:span></text:span></text:p>
      <text:p text:style-name="P35"><text:span text:style-name="Source_20_Text"><text:span text:style-name="T10"><text:s text:c="8"/></text:span></text:span><text:span text:style-name="Source_20_Text"><text:span text:style-name="T9">&lt;rng:optional&gt;&lt;rng:attribute name="filter_domain"/&gt;&lt;/rng:optional&gt;</text:span></text:span></text:p>
      <text:p text:style-name="P35"><text:span text:style-name="Source_20_Text"><text:span text:style-name="T10"><text:s text:c="8"/></text:span></text:span><text:span text:style-name="Source_20_Text"><text:span text:style-name="T9">&lt;rng:optional&gt;&lt;rng:attribute name="invisible"/&gt;&lt;/rng:optional&gt;</text:span></text:span></text:p>
      <text:p text:style-name="P35"><text:span text:style-name="Source_20_Text"><text:span text:style-name="T10"><text:s text:c="8"/></text:span></text:span><text:span text:style-name="Source_20_Text"><text:span text:style-name="T9">&lt;rng:optional&gt;&lt;rng:attribute name="password"/&gt;&lt;/rng:optional&gt;</text:span></text:span></text:p>
      <text:p text:style-name="P35"><text:span text:style-name="Source_20_Text"><text:span text:style-name="T10"><text:s text:c="8"/></text:span></text:span><text:span text:style-name="Source_20_Text"><text:span text:style-name="T9">&lt;rng:optional&gt;&lt;rng:attribute name="comparator"/&gt;&lt;/rng:optional&gt;</text:span></text:span></text:p>
      <text:p text:style-name="P35"><text:span text:style-name="Source_20_Text"><text:span text:style-name="T10"><text:s text:c="8"/></text:span></text:span><text:span text:style-name="Source_20_Text"><text:span text:style-name="T9">&lt;rng:optional&gt;&lt;rng:attribute name="sum"/&gt;&lt;/rng:optional&gt;</text:span></text:span></text:p>
      <text:p text:style-name="P35"><text:span text:style-name="Source_20_Text"><text:span text:style-name="T10"><text:s text:c="8"/></text:span></text:span><text:span text:style-name="Source_20_Text"><text:span text:style-name="T9">&lt;rng:optional&gt;&lt;rng:attribute name="bold"/&gt;&lt;/rng:optional&gt;</text:span></text:span></text:p>
      <text:p text:style-name="P35"><text:span text:style-name="Source_20_Text"><text:span text:style-name="T10"><text:s text:c="8"/></text:span></text:span><text:span text:style-name="Source_20_Text"><text:span text:style-name="T9">&lt;rng:optional&gt;&lt;rng:attribute name="avg"/&gt;&lt;/rng:optional&gt;</text:span></text:span></text:p>
      <text:p text:style-name="P35"><text:span text:style-name="Source_20_Text"><text:span text:style-name="T10"><text:s text:c="8"/></text:span></text:span><text:span text:style-name="Source_20_Text"><text:span text:style-name="T9">&lt;rng:optional&gt;&lt;rng:attribute name="select"/&gt;&lt;/rng:optional&gt;</text:span></text:span></text:p>
      <text:p text:style-name="P35"><text:span text:style-name="Source_20_Text"><text:span text:style-name="T10"><text:s text:c="8"/></text:span></text:span><text:span text:style-name="Source_20_Text"><text:span text:style-name="T9">&lt;rng:optional&gt;&lt;rng:attribute name="group"/&gt;&lt;/rng:optional&gt;</text:span></text:span></text:p>
      <text:p text:style-name="P35"><text:span text:style-name="Source_20_Text"><text:span text:style-name="T10"><text:s text:c="8"/></text:span></text:span><text:span text:style-name="Source_20_Text"><text:span text:style-name="T9">&lt;rng:optional&gt;&lt;rng:attribute name="operator"/&gt;&lt;/rng:optional&gt;</text:span></text:span></text:p>
      <text:p text:style-name="P35"><text:span text:style-name="Source_20_Text"><text:span text:style-name="T10"><text:s text:c="8"/></text:span></text:span><text:span text:style-name="Source_20_Text"><text:span text:style-name="T9">&lt;rng:optional&gt;&lt;rng:attribute name="colspan"/&gt;&lt;/rng:optional&gt;</text:span></text:span></text:p>
      <text:p text:style-name="P35"><text:span text:style-name="Source_20_Text"><text:span text:style-name="T10"><text:s text:c="8"/></text:span></text:span><text:span text:style-name="Source_20_Text"><text:span text:style-name="T9">&lt;rng:optional&gt;&lt;rng:attribute name="nolabel"/&gt;&lt;/rng:optional&gt;</text:span></text:span></text:p>
      <text:p text:style-name="P35"><text:span text:style-name="Source_20_Text"><text:span text:style-name="T10"><text:s text:c="8"/></text:span></text:span><text:span text:style-name="Source_20_Text"><text:span text:style-name="T9">&lt;rng:optional&gt;&lt;rng:attribute name="default_get"/&gt;&lt;/rng:optional&gt;</text:span></text:span></text:p>
      <text:p text:style-name="P35"><text:span text:style-name="Source_20_Text"><text:span text:style-name="T10"><text:s text:c="8"/></text:span></text:span><text:span text:style-name="Source_20_Text"><text:span text:style-name="T9">&lt;rng:optional&gt;&lt;rng:attribute name="required"/&gt;&lt;/rng:optional&gt;</text:span></text:span></text:p>
      <text:p text:style-name="P35"><text:span text:style-name="Source_20_Text"><text:span text:style-name="T10"><text:s text:c="8"/></text:span></text:span><text:span text:style-name="Source_20_Text"><text:span text:style-name="T9">&lt;rng:optional&gt;&lt;rng:attribute name="readonly"/&gt;&lt;/rng:optional&gt;</text:span></text:span></text:p>
      <text:p text:style-name="P35"><text:span text:style-name="Source_20_Text"><text:span text:style-name="T10"><text:s text:c="8"/></text:span></text:span><text:span text:style-name="Source_20_Text"><text:span text:style-name="T9">&lt;rng:optional&gt;&lt;rng:attribute name="view_mode"/&gt;&lt;/rng:optional&gt;</text:span></text:span></text:p>
      <text:p text:style-name="P35"><text:span text:style-name="Source_20_Text"><text:span text:style-name="T10"><text:s text:c="8"/></text:span></text:span><text:span text:style-name="Source_20_Text"><text:span text:style-name="T9">&lt;rng:optional&gt;&lt;rng:attribute name="widget"/&gt;&lt;/rng:optional&gt;</text:span></text:span></text:p>
      <text:p text:style-name="P35"><text:span text:style-name="Source_20_Text"><text:span text:style-name="T10"><text:s text:c="8"/></text:span></text:span><text:span text:style-name="Source_20_Text"><text:span text:style-name="T9">&lt;rng:optional&gt;&lt;rng:attribute name="context"/&gt;&lt;/rng:optional&gt;</text:span></text:span></text:p>
      <text:p text:style-name="P35"><text:span text:style-name="Source_20_Text"><text:span text:style-name="T10"><text:s text:c="8"/></text:span></text:span><text:span text:style-name="Source_20_Text"><text:span text:style-name="T9">&lt;rng:optional&gt;&lt;rng:attribute name="states"/&gt;&lt;/rng:optional&gt;</text:span></text:span></text:p>
      <text:p text:style-name="P35"><text:span text:style-name="Source_20_Text"><text:span text:style-name="T10"><text:s text:c="8"/></text:span></text:span><text:span text:style-name="Source_20_Text"><text:span text:style-name="T9">&lt;rng:optional&gt;&lt;rng:attribute name="digits"/&gt;&lt;/rng:optional&gt;</text:span></text:span></text:p>
      <text:p text:style-name="P35"><text:span text:style-name="Source_20_Text"><text:span text:style-name="T10"><text:s text:c="8"/></text:span></text:span><text:span text:style-name="Source_20_Text"><text:span text:style-name="T9">&lt;rng:optional&gt;&lt;rng:attribute name="icon"/&gt;&lt;/rng:optional&gt;</text:span></text:span></text:p>
      <text:p text:style-name="P35"><text:span text:style-name="Source_20_Text"><text:span text:style-name="T10"><text:s text:c="8"/></text:span></text:span><text:span text:style-name="Source_20_Text"><text:span text:style-name="T9">&lt;rng:optional&gt;&lt;rng:attribute name="mode"/&gt;&lt;/rng:optional&gt;</text:span></text:span></text:p>
      <text:p text:style-name="P35"><text:soft-page-break/><text:span text:style-name="Source_20_Text"><text:span text:style-name="T10"><text:s text:c="8"/></text:span></text:span><text:span text:style-name="Source_20_Text"><text:span text:style-name="T9">&lt;rng:optional&gt;&lt;rng:attribute name="img_width"/&gt;&lt;/rng:optional&gt;</text:span></text:span></text:p>
      <text:p text:style-name="P35"><text:span text:style-name="Source_20_Text"><text:span text:style-name="T10"><text:s text:c="8"/></text:span></text:span><text:span text:style-name="Source_20_Text"><text:span text:style-name="T9">&lt;rng:optional&gt;&lt;rng:attribute name="img_height"/&gt;&lt;/rng:optional&gt;</text:span></text:span></text:p>
      <text:p text:style-name="P35"><text:span text:style-name="Source_20_Text"><text:span text:style-name="T10"><text:s text:c="8"/></text:span></text:span><text:span text:style-name="Source_20_Text"><text:span text:style-name="T9">&lt;rng:optional&gt;&lt;rng:attribute name="size"/&gt;&lt;/rng:optional&gt;</text:span></text:span></text:p>
      <text:p text:style-name="P35"><text:span text:style-name="Source_20_Text"><text:span text:style-name="T10"><text:s text:c="8"/></text:span></text:span><text:span text:style-name="Source_20_Text"><text:span text:style-name="T9">&lt;rng:optional&gt;&lt;rng:attribute name="filename"/&gt;&lt;/rng:optional&gt;</text:span></text:span></text:p>
      <text:p text:style-name="P35"><text:span text:style-name="Source_20_Text"><text:span text:style-name="T10"><text:s text:c="8"/></text:span></text:span><text:span text:style-name="Source_20_Text"><text:span text:style-name="T9">&lt;rng:optional&gt;&lt;rng:attribute name="height"/&gt;&lt;/rng:optional&gt;</text:span></text:span></text:p>
      <text:p text:style-name="P35"><text:span text:style-name="Source_20_Text"><text:span text:style-name="T10"><text:s text:c="8"/></text:span></text:span><text:span text:style-name="Source_20_Text"><text:span text:style-name="T9">&lt;rng:optional&gt;&lt;rng:attribute name="rowspan"/&gt;&lt;/rng:optional&gt;</text:span></text:span></text:p>
      <text:p text:style-name="P35"><text:span text:style-name="Source_20_Text"><text:span text:style-name="T10"><text:s text:c="8"/></text:span></text:span><text:span text:style-name="Source_20_Text"><text:span text:style-name="T9">&lt;rng:optional&gt;&lt;rng:attribute name="align"/&gt;&lt;/rng:optional&gt;</text:span></text:span></text:p>
      <text:p text:style-name="P35"><text:span text:style-name="Source_20_Text"><text:span text:style-name="T10"><text:s text:c="8"/></text:span></text:span><text:span text:style-name="Source_20_Text"><text:span text:style-name="T9">&lt;rng:optional&gt;&lt;rng:attribute name="selection"/&gt;&lt;/rng:optional&gt;</text:span></text:span></text:p>
      <text:p text:style-name="P35"><text:span text:style-name="Source_20_Text"><text:span text:style-name="T10"><text:s text:c="8"/></text:span></text:span><text:span text:style-name="Source_20_Text"><text:span text:style-name="T9">&lt;rng:optional&gt;&lt;rng:attribute name="default_focus"/&gt;&lt;/rng:optional&gt;</text:span></text:span></text:p>
      <text:p text:style-name="P35"><text:span text:style-name="Source_20_Text"><text:span text:style-name="T10"><text:s text:c="8"/></text:span></text:span><text:span text:style-name="Source_20_Text"><text:span text:style-name="T9">&lt;rng:optional&gt;&lt;rng:attribute name="filters"/&gt;&lt;/rng:optional&gt;</text:span></text:span></text:p>
      <text:p text:style-name="P35"><text:span text:style-name="Source_20_Text"><text:span text:style-name="T10"><text:s text:c="8"/></text:span></text:span><text:span text:style-name="Source_20_Text"><text:span text:style-name="T9">&lt;rng:optional&gt;&lt;rng:attribute name="statusbar_visible"/&gt;&lt;/rng:optional&gt;</text:span></text:span></text:p>
      <text:p text:style-name="P35"><text:span text:style-name="Source_20_Text"><text:span text:style-name="T10"><text:s text:c="8"/></text:span></text:span><text:span text:style-name="Source_20_Text"><text:span text:style-name="T9">&lt;rng:optional&gt;&lt;rng:attribute name="statusbar_colors"/&gt;&lt;/rng:optional&gt;</text:span></text:span></text:p>
      <text:p text:style-name="P39"><text:span text:style-name="T34">Eval</text:span> and <text:span text:style-name="T34">Ref</text:span> Attribute</text:p>
      <text:p text:style-name="P38"><text:span text:style-name="Strong_20_Emphasis"><text:span text:style-name="T33">eval attribute</text:span></text:span></text:p>
      <text:p text:style-name="P40"><text:span text:style-name="T12">The </text:span><text:span text:style-name="Strong_20_Emphasis"><text:span text:style-name="T11">eval</text:span></text:span><text:span text:style-name="T12"> attribute evaluate its content as if it was Python code. This allows you to define values that are not strings.</text:span></text:p>
      <text:p text:style-name="P40"><text:span text:style-name="T12">Normally, content inside </text:span><text:span text:style-name="Emphasis"><text:span text:style-name="T12">&lt;field&gt;</text:span></text:span><text:span text:style-name="T12"> tags are always evaluated as strings.</text:span></text:p>
      <text:p text:style-name="P41">Example 1:</text:p>
      <text:p text:style-name="P41">&lt;field name="value"&gt;2.3&lt;/field&gt;</text:p>
      <text:p text:style-name="P41">This will evaluate to the string '2.3' and not the float 2.3</text:p>
      <text:p text:style-name="P41">Example 2:</text:p>
      <text:p text:style-name="P41">&lt;field name="value"&gt;False&lt;/field&gt;</text:p>
      <text:p text:style-name="P41">This will evaluate to the string 'False' and not the boolean False</text:p>
      <text:p text:style-name="P40"><text:span text:style-name="T12">If you want to evaluate the value to a float, a boolean or another type, except string, you need to use the </text:span><text:span text:style-name="Strong_20_Emphasis"><text:span text:style-name="T11">eval</text:span></text:span><text:span text:style-name="T12"> attribute:</text:span></text:p>
      <text:p text:style-name="P41">&lt;field name="value" eval="2.3" /&gt; &lt;field name="value" eval="False" /&gt;</text:p>
      <text:p text:style-name="P40"><text:span text:style-name="Strong_20_Emphasis"><text:span text:style-name="T11">ref attribute</text:span></text:span></text:p>
      <text:p text:style-name="P40"><text:span text:style-name="T12">The </text:span><text:span text:style-name="Strong_20_Emphasis"><text:span text:style-name="T11">ref</text:span></text:span><text:span text:style-name="T12"> attribute allows to fill relations between the records :</text:span></text:p>
      <text:p text:style-name="P41">&lt;field name="company_id" ref="main_company"/&gt;</text:p>
      <text:p text:style-name="P40"><text:span text:style-name="T12">The``company_id`` field is a many-to-one relation from the user object to the company object, and </text:span><text:span text:style-name="Strong_20_Emphasis"><text:span text:style-name="T11">main_company</text:span></text:span><text:span text:style-name="T12"> is the id of to associate.</text:span></text:p>
      <text:p text:style-name="P42"> </text:p>
      <text:p text:style-name="P41">In xml using eval and ref  attribute to assign the value for field and create new master record:-</text:p>
      <text:p text:style-name="P41">Example:- addons/product/product_view.xml</text:p>
      <text:p text:style-name="P42"><text:soft-page-break/>     <text:span text:style-name="T35">&lt;record id="product_uom_categ_vol" model="product.uom.categ"&gt;<text:line-break/>            &lt;field name="name"&gt;Volume&lt;/field&gt;<text:line-break/>        &lt;/record&gt;</text:span></text:p>
      <text:p text:style-name="P40"><text:span text:style-name="T10">        </text:span><text:span text:style-name="T12">&lt;record id="product_uom_gal" model="product.uom"&gt;<text:line-break/>            &lt;field name="name"&gt;gal(s)&lt;/field&gt;<text:line-break/></text:span><text:span text:style-name="Strong_20_Emphasis"><text:span text:style-name="T12">            </text:span></text:span><text:span text:style-name="Strong_20_Emphasis"><text:span text:style-name="T11">&lt;field name="category_id" ref="product_uom_categ_vol"/&gt;<text:line-break/>            &lt;field name="factor_inv" eval="3.78541"/&gt;</text:span></text:span><text:span text:style-name="T12"><text:line-break/>            &lt;field name="uom_type"&gt;bigger&lt;/field&gt;<text:line-break/>        &lt;/record&gt;</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ato" svg:font-family="Lato"/>
    <style:font-face style:name="Open Sans" svg:font-family="'Open Sans', sans-serif"/>
    <style:font-face style:name="SFMono-Regular" svg:font-family="SFMono-Regular, Menlo, Monaco, Consolas, 'Liberation Mono', 'Courier New',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8:01:28.942528121</meta:creation-date>
    <meta:generator>LibreOffice/5.1.6.2$Linux_X86_64 LibreOffice_project/10m0$Build-2</meta:generator>
    <dc:date>2019-02-14T16:06:23.214615081</dc:date>
    <meta:editing-duration>PT16H6M24S</meta:editing-duration>
    <meta:editing-cycles>43</meta:editing-cycles>
    <meta:document-statistic meta:table-count="0" meta:image-count="0" meta:object-count="0" meta:page-count="6" meta:paragraph-count="123" meta:word-count="693" meta:character-count="8361" meta:non-whitespace-character-count="7239"/>
  </office:meta>
</office:document-meta>
</file>